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28"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29" style:family="paragraph" style:parent-style-name="Text_20_body">
      <style:paragraph-properties fo:text-align="start" style:justify-single-word="false"/>
      <style:text-properties officeooo:paragraph-rsid="001756f7"/>
    </style:style>
    <style:style style:name="P30" style:family="paragraph" style:parent-style-name="Text_20_body">
      <style:text-properties officeooo:rsid="02e82a24" officeooo:paragraph-rsid="001756f7" style:font-size-asian="12pt"/>
    </style:style>
    <style:style style:name="P31"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3"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36"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37"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39"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0"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1"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2"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a41b4b"/>
    </style:style>
    <style:style style:name="T52" style:family="text">
      <style:text-properties fo:font-size="12pt" fo:font-weight="bold" officeooo:rsid="0426cbc9" style:font-size-asian="12pt" style:font-weight-asian="bold" style:font-size-complex="12pt" style:font-weight-complex="bold"/>
    </style:style>
    <style:style style:name="T53" style:family="text">
      <style:text-properties fo:font-size="12pt" fo:font-weight="bold" officeooo:rsid="02e82a24" style:font-size-asian="12pt" style:font-weight-asian="bold" style:font-size-complex="12pt" style:font-weight-complex="bold"/>
    </style:style>
    <style:style style:name="T54" style:family="text">
      <style:text-properties fo:font-size="12pt" fo:font-weight="normal" officeooo:rsid="02e82a24" style:font-size-asian="12pt" style:font-weight-asian="normal" style:font-size-complex="12pt" style:font-weight-complex="normal"/>
    </style:style>
    <style:style style:name="T55" style:family="text">
      <style:text-properties fo:font-size="12pt" fo:font-weight="normal" officeooo:rsid="038dd9cf" style:font-size-asian="12pt" style:font-weight-asian="normal" style:font-size-complex="12pt" style:font-weight-complex="normal"/>
    </style:style>
    <style:style style:name="T56" style:family="text">
      <style:text-properties fo:font-size="12pt" fo:font-weight="normal" officeooo:rsid="0026d4d6" style:font-size-asian="12pt" style:font-weight-asian="normal" style:font-size-complex="12pt" style:font-weight-complex="normal"/>
    </style:style>
    <style:style style:name="T57" style:family="text">
      <style:text-properties officeooo:rsid="038d9d4d"/>
    </style:style>
    <style:style style:name="T58" style:family="text">
      <style:text-properties officeooo:rsid="038dd9cf"/>
    </style:style>
    <style:style style:name="T59" style:family="text">
      <style:text-properties officeooo:rsid="0025668c"/>
    </style:style>
    <style:style style:name="T60" style:family="text">
      <style:text-properties fo:font-weight="normal" style:font-weight-asian="normal" style:font-weight-complex="normal"/>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weight="bold" style:font-weight-asian="bold" style:font-weight-complex="bold"/>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First consideration is that rescues in mountainous and remote regions may take significant amounts of time. Volunteer rescuers who embark on those operations more often than not use their own personal devices. Those devices may have vastly limited battery capacity. As such, it is critical that the application monitors its resource utilisation, <text:span text:style-name="T51">in particular its battery consumption</text:span>. <text:span text:style-name="T51">By making this information accessible to other participants, </text:span><text:s/></text:p>
      <text:p text:style-name="P25"/>
      <text:p text:style-name="P25"/>
      <text:p text:style-name="P25"/>
      <text:p text:style-name="P25"/>
      <text:p text:style-name="P25"/>
      <text:p text:style-name="P25"/>
      <text:p text:style-name="P25"><text:soft-page-break/></text:p>
      <text:p text:style-name="P25"/>
      <text:p text:style-name="P25"/>
      <text:p text:style-name="P28">References</text:p>
      <text:p text:style-name="P29"><text:span text:style-name="Strong_20_Emphasis"><text:span text:style-name="T52">GD</text:span></text:span><text:span text:style-name="Strong_20_Emphasis"><text:span text:style-name="T53">P</text:span></text:span><text:span text:style-name="Strong_20_Emphasis"><text:span text:style-name="T52">R</text:span></text:span><text:span text:style-name="T54"> (</text:span>2018<text:span text:style-name="T54">) </text:span><text:span text:style-name="Emphasis"><text:span text:style-name="T54">General Data Protection Regulation.</text:span></text:span><text:span text:style-name="T54"> Available at: </text:span><text:a xlink:type="simple" xlink:href="https://gdpr-info.eu/" text:style-name="Internet_20_link" text:visited-style-name="Visited_20_Internet_20_Link"><text:span text:style-name="T54">https://gdpr-info.eu/</text:span></text:a><text:span text:style-name="T54"> (</text:span><text:span text:style-name="T55">Accessed: </text:span><text:span text:style-name="T56">5 </text:span><text:span text:style-name="T55"><text:s/></text:span><text:span text:style-name="T56">May</text:span><text:span text:style-name="T55"> 2026</text:span><text:span text:style-name="T54">).</text:span></text:p>
      <text:p text:style-name="P30"><text:span text:style-name="Strong_20_Emphasis">Data Protection Act 2018</text:span> (2018) <text:span text:style-name="Emphasis">c.12.</text:span> London: The Stationery Office. <text:span text:style-name="T57">Available at: </text:span><text:a xlink:type="simple" xlink:href="https://www.legislation.gov.uk/ukpga/2018/12" text:style-name="Internet_20_link" text:visited-style-name="Visited_20_Internet_20_Link"><text:span text:style-name="T57">https://www.legislation.gov.uk/ukpga/2018/12</text:span></text:a><text:span text:style-name="T57"> </text:span><text:span text:style-name="T58">(Accessed: </text:span><text:span text:style-name="T59">5 May</text:span><text:span text:style-name="T58"> 2026).</text:span></text:p>
      <text:p text:style-name="P31"><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58">Accessed: </text:span><text:span text:style-name="T59">5</text:span><text:span text:style-name="T58"> </text:span><text:span text:style-name="T59">May</text:span><text:span text:style-name="T58"> 2026</text:span>).</text:p>
      <text:p text:style-name="P32">National Cyber Security Centre <text:span text:style-name="T60">(2021) </text:span><text:span text:style-name="T61">Top tips for staying secure online.</text:span><text:span text:style-name="T60"> Available at: </text:span><text:a xlink:type="simple" xlink:href="https://www.ncsc.gov.uk/collection/top-tips-for-staying-secure-online/always-back-up-your-most-important-data#section_3" text:style-name="Internet_20_link" text:visited-style-name="Visited_20_Internet_20_Link"><text:span text:style-name="T60">https://www.ncsc.gov.uk/collection/top-tips-for-staying-secure-online/always-back-up-your-most-important-data#section_3</text:span></text:a><text:span text:style-name="T60"> (Accessed 5 May 2026).</text:span></text:p>
      <text:p text:style-name="P33"/>
      <text:p text:style-name="P34"><text:span text:style-name="T62">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4"/>
      <text:p text:style-name="P35">Rubber Duck Debugging <text:span text:style-name="T60">(n.d.) </text:span><text:span text:style-name="T61">Debugging Software with a Rubber Ducky. </text:span><text:span text:style-name="T63">Available at: </text:span><text:a xlink:type="simple" xlink:href="https://rubberduckdebugging.com/" text:style-name="Internet_20_link" text:visited-style-name="Visited_20_Internet_20_Link"><text:span text:style-name="T63">https://rubberduckdebugging.com/</text:span></text:a><text:span text:style-name="T63"> (Accessed: 5 May 2026)</text:span></text:p>
      <text:p text:style-name="P36"/>
      <text:p text:style-name="P37"><text:span text:style-name="T64">Luka Netzler, Brian Lovell</text:span><text:span text:style-name="T65">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38"/>
      <text:p text:style-name="P39">Christoph Bamberg, Julia Reinchenberger, Jens Blechert <text:span text:style-name="T60">(2025) </text:span><text:span text:style-name="T61">Stable cognitive performance while adapting to intermittent fasting: A randomised controlled trial</text:span><text:span text:style-name="T63">. Available at: </text:span><text:a xlink:type="simple" xlink:href="https://journals.sagepub.com/doi/10.1177/13591053251351204" text:style-name="Internet_20_link" text:visited-style-name="Visited_20_Internet_20_Link"><text:span text:style-name="T63">https://journals.sagepub.com/doi/10.1177/13591053251351204</text:span></text:a><text:span text:style-name="T63"> (Accessed: 5 May 2026).</text:span></text:p>
      <text:p text:style-name="P40">Dominik H Pesta, Varman T Samuel <text:span text:style-name="T60">(2014) </text:span><text:span text:style-name="T61">A high-protein diet for reducing body fat: mechanisms and possible caveats.</text:span><text:span text:style-name="T60"> Available at: </text:span><text:a xlink:type="simple" xlink:href="https://link.springer.com/article/10.1186/1743-7075-11-53" text:style-name="Internet_20_link" text:visited-style-name="Visited_20_Internet_20_Link"><text:span text:style-name="T60">https://link.springer.com/article/10.1186/1743-7075-11-53</text:span></text:a><text:span text:style-name="T60"> (Accessed: 5 May 2026).</text:span></text:p>
      <text:p text:style-name="P41"/>
      <text:p text:style-name="P42">Craig A. Williamson, Jari J. Morganti, Hannah E. Smithson <text:span text:style-name="T60">(2023) </text:span><text:span text:style-name="T61">Bright-light distractions and visual performance</text:span><text:span text:style-name="T60">. Available at: </text:span><text:a xlink:type="simple" xlink:href="https://www.frontiersin.org/journals/psychology/articles/10.3389/fpsyg.2023.1088975/full" text:style-name="Internet_20_link" text:visited-style-name="Visited_20_Internet_20_Link"><text:span text:style-name="T60">https://www.frontiersin.org/journals/psychology/articles/10.3389/fpsyg.2023.1088975/full</text:span></text:a><text:span text:style-name="T60"> (Accessed: 5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9:05:54.229694916</dc:date>
    <meta:editing-duration>PT5H31M49S</meta:editing-duration>
    <meta:editing-cycles>119</meta:editing-cycles>
    <meta:document-statistic meta:table-count="0" meta:image-count="0" meta:object-count="0" meta:page-count="4" meta:paragraph-count="34" meta:word-count="971" meta:character-count="7008" meta:non-whitespace-character-count="6058"/>
  </office:meta>
</office:document-meta>
</file>